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BB1F33C022146F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28cm, 6.178cm, 19.745cm, 10.8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199cm" svg:height="8.921cm" svg:x="0.101cm" svg:y="0.101cm">
          <draw:image xlink:href="Pictures/10000000000005E8000007E02BB1F33C022146F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51:21.118806991</dc:date>
    <meta:editing-duration>PT3M4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